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4d56" officeooo:paragraph-rsid="00024d56"/>
    </style:style>
    <style:style style:name="P2" style:family="paragraph" style:parent-style-name="Standard">
      <style:text-properties officeooo:rsid="00024d56" officeooo:paragraph-rsid="00032c1d"/>
    </style:style>
    <style:style style:name="P3" style:family="paragraph" style:parent-style-name="Standard">
      <style:text-properties officeooo:rsid="00032c1d" officeooo:paragraph-rsid="00032c1d"/>
    </style:style>
    <style:style style:name="P4" style:family="paragraph" style:parent-style-name="Standard">
      <style:text-properties officeooo:rsid="00067f4f" officeooo:paragraph-rsid="00067f4f"/>
    </style:style>
    <style:style style:name="P5" style:family="paragraph" style:parent-style-name="Standard">
      <style:text-properties officeooo:rsid="00067f4f" officeooo:paragraph-rsid="00071fe6"/>
    </style:style>
    <style:style style:name="P6" style:family="paragraph" style:parent-style-name="Standard">
      <style:text-properties officeooo:rsid="0006e236" officeooo:paragraph-rsid="0006e236"/>
    </style:style>
    <style:style style:name="P7" style:family="paragraph" style:parent-style-name="Standard">
      <style:text-properties officeooo:rsid="0008bb23" officeooo:paragraph-rsid="0008bb23"/>
    </style:style>
    <style:style style:name="P8" style:family="paragraph" style:parent-style-name="Standard">
      <style:text-properties officeooo:rsid="000928e4" officeooo:paragraph-rsid="000928e4"/>
    </style:style>
    <style:style style:name="P9" style:family="paragraph" style:parent-style-name="Standard">
      <style:text-properties officeooo:rsid="000ad887" officeooo:paragraph-rsid="000ad887"/>
    </style:style>
    <style:style style:name="P10" style:family="paragraph" style:parent-style-name="Standard">
      <style:text-properties officeooo:rsid="000ad887" officeooo:paragraph-rsid="000928e4"/>
    </style:style>
    <style:style style:name="P11" style:family="paragraph" style:parent-style-name="Standard">
      <style:text-properties officeooo:rsid="000c3779" officeooo:paragraph-rsid="000c3779"/>
    </style:style>
    <style:style style:name="P12" style:family="paragraph" style:parent-style-name="Standard">
      <style:text-properties officeooo:rsid="000c3779" officeooo:paragraph-rsid="000e3664"/>
    </style:style>
    <style:style style:name="P13" style:family="paragraph" style:parent-style-name="Standard">
      <style:text-properties officeooo:rsid="000e3664" officeooo:paragraph-rsid="000e3664"/>
    </style:style>
    <style:style style:name="P14" style:family="paragraph" style:parent-style-name="Standard">
      <style:text-properties officeooo:rsid="000f0209" officeooo:paragraph-rsid="000f0209"/>
    </style:style>
    <style:style style:name="P15" style:family="paragraph" style:parent-style-name="Standard">
      <style:text-properties officeooo:rsid="000f0209" officeooo:paragraph-rsid="000f0521"/>
    </style:style>
    <style:style style:name="P16" style:family="paragraph" style:parent-style-name="Standard">
      <style:text-properties officeooo:rsid="00071fe6" officeooo:paragraph-rsid="00071fe6"/>
    </style:style>
    <style:style style:name="P17" style:family="paragraph" style:parent-style-name="Standard">
      <style:text-properties officeooo:rsid="00024d56" officeooo:paragraph-rsid="00024d56"/>
    </style:style>
    <style:style style:name="P18" style:family="paragraph" style:parent-style-name="Standard">
      <style:text-properties officeooo:rsid="001089b4" officeooo:paragraph-rsid="001089b4"/>
    </style:style>
    <style:style style:name="T1" style:family="text">
      <style:text-properties officeooo:rsid="00032c1d"/>
    </style:style>
    <style:style style:name="T2" style:family="text">
      <style:text-properties officeooo:rsid="00067f4f"/>
    </style:style>
    <style:style style:name="T3" style:family="text">
      <style:text-properties officeooo:rsid="0006e236"/>
    </style:style>
    <style:style style:name="T4" style:family="text">
      <style:text-properties officeooo:rsid="00071fe6"/>
    </style:style>
    <style:style style:name="T5" style:family="text">
      <style:text-properties officeooo:rsid="000ad887"/>
    </style:style>
    <style:style style:name="T6" style:family="text">
      <style:text-properties officeooo:rsid="000c3779"/>
    </style:style>
    <style:style style:name="T7" style:family="text">
      <style:text-properties officeooo:rsid="000e3664"/>
    </style:style>
    <style:style style:name="T8" style:family="text">
      <style:text-properties officeooo:rsid="000f0209"/>
    </style:style>
    <style:style style:name="T9" style:family="text">
      <style:text-properties officeooo:rsid="000f052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05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ch kann das später alles in Latex schreiben dann sieht das besser aus ;)</text:p>
      <text:p text:style-name="P1"/>
      <text:p text:style-name="P1"/>
      <text:p text:style-name="P1">6.1</text:p>
      <text:p text:style-name="P1">a)</text:p>
      <text:p text:style-name="P1">(1) B ist nicht funktional abhängig da der Wert a3 die Werte b1 und b4 bestimmt. Und die Bestimmung der Werte somit nicht eindeutig ist.</text:p>
      <text:p text:style-name="P2">(2) <text:span text:style-name="T1">CD</text:span> ist nicht funktional abhängig da der Wert a<text:span text:style-name="T1">2</text:span> die Werte <text:span text:style-name="T1">c1d2</text:span> und <text:span text:style-name="T1">c6d1</text:span> bestimmt. Und die Bestimmung der Werte somit nicht eindeutig ist.</text:p>
      <text:p text:style-name="P3">(3) C ist funktional abhängig da die BE-Werte die C-Werte eindeutig bestimmen.</text:p>
      <text:p text:style-name="P3">(4) CD ist funktional abhängig da die EF-Werte die CD-Werte eindeutig bestimmen.</text:p>
      <text:p text:style-name="P3"><text:tab/><text:tab/>// kommt es auf die <text:span text:style-name="T2">Reihenfolge</text:span> der ABCDEF an ?</text:p>
      <text:p text:style-name="P3"/>
      <text:p text:style-name="P3">b)</text:p>
      <text:p text:style-name="P4">(1) Lässt sich nicht aus F ableiten. Wir könnten mir A5 sagen , dass A → DE =&gt; A → E</text:p>
      <text:p text:style-name="P4">aber die H → XYZ können wir aus F nicht ableiten</text:p>
      <text:p text:style-name="P4"/>
      <text:p text:style-name="P6">// <text:s/>A → DE =&gt; A → E =&gt; AE → EE =&gt; AH → EE =&gt; AH → E</text:p>
      <text:p text:style-name="P6"><text:s/></text:p>
      <text:p text:style-name="P4">(2) Können wir auch nicht ableiten, da es in F keine FD gibt die und zeigt, dass A von etwas funnktional abhängig ist. <text:span text:style-name="T3">Und da A → BG =&gt; A → G</text:span></text:p>
      <text:p text:style-name="P4"/>
      <text:p text:style-name="P5">(3)</text:p>
      <text:p text:style-name="P5"/>
      <text:p text:style-name="P16">6.2</text:p>
      <text:p text:style-name="P16">Dekomposition:</text:p>
      <text:p text:style-name="P5"><text:span text:style-name="T4">Seien <text:s/>a → by </text:span><text:s/><text:span text:style-name="T4">elem. F Über die grundregeln erhalten wir:</text:span></text:p>
      <text:p text:style-name="P5"><text:tab/><text:tab/><text:tab/><text:tab/><text:span text:style-name="T4">(A2)</text:span><text:tab/><text:span text:style-name="T4">a → by (liefert ay → by) liefert a → b </text:span></text:p>
      <text:p text:style-name="P5"><text:tab/><text:tab/><text:tab/><text:tab/><text:span text:style-name="T4">(A2)<text:tab/>a → by (liefert ab → by) liefert a → y<text:tab/> </text:span></text:p>
      <text:p text:style-name="P5"><text:s/></text:p>
      <text:p text:style-name="P5">// <text:span text:style-name="T4">wir wissen a,b,y elem. F </text:span></text:p>
      <text:p text:style-name="P5">// <text:span text:style-name="T4">by teilm. A da nach A2 gilt ay:= a U y haben wir b teilm. A und y teilm. A</text:span></text:p>
      <text:p text:style-name="P5"/>
      <text:p text:style-name="P7">Pseudotransitivität: ?????</text:p>
      <text:p text:style-name="P7"/>
      <text:p text:style-name="P7">6.3</text:p>
      <text:p text:style-name="P7"/>
      <text:p text:style-name="P8">a)</text:p>
      <text:p text:style-name="P8">AttrHülle(F,A)</text:p>
      <text:p text:style-name="P8">Erg = A;</text:p>
      <text:p text:style-name="P8">Durchlaufe F</text:p>
      <text:p text:style-name="P10">A → BC :{A,B,C} , C → DA:{A,B,C,D} , E → ABC : {A,B,C,D} , F → CD: {A,B,C,D} , <text:s/>CD → BEF : {A,B,C,D,E,F}</text:p>
      <text:p text:style-name="P9">Durchlaufe F nochmal</text:p>
      <text:p text:style-name="P9"><text:tab/>keine Änderung</text:p>
      <text:p text:style-name="P8">A^+ = {<text:span text:style-name="T5">A,B,C,D,E,F</text:span>}</text:p>
      <text:p text:style-name="P8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b)</text:p>
      <text:p text:style-name="P9">1. Linksreduktion</text:p>
      <text:p text:style-name="P11">A elem alpha</text:p>
      <text:p text:style-name="P9">A → BC : BC ist nicht in ({A}\{A})^+ <text:span text:style-name="T7">= leere Menge^+</text:span> : OK</text:p>
      <text:p text:style-name="P12">C → <text:span text:style-name="T7">DA</text:span>: <text:span text:style-name="T7">DA</text:span> ist nicht in ({C}\{C})^+ <text:span text:style-name="T7">= leer Menge^+</text:span> : OK</text:p>
      <text:p text:style-name="P9">E → ABC : ABC ist nicht in <text:span text:style-name="T6">({E}\{E})^+ = leere Menge^+ : OK</text:span></text:p>
      <text:p text:style-name="P11">F → CD : CD ist nicht in ({F}\{A})^+ <text:span text:style-name="T7">= leere Menge^+ </text:span>: OK</text:p>
      <text:p text:style-name="P12">CD → BEF: BEF ist nicht in ({C,D}\{C})^+ : OK</text:p>
      <text:p text:style-name="P11">CD → BEF : BEF ist nicht in ({C,D}\{D})^+ <text:span text:style-name="T7">= C^+ ={A,B,C,D}</text:span>: OK</text:p>
      <text:p text:style-name="P11"/>
      <text:p text:style-name="P11">2. Rechtsreduktion</text:p>
      <text:p text:style-name="P13">A → BC : Überprüfe B. </text:p>
      <text:p text:style-name="P13"><text:tab/>AttrHülle({A → C , C → DA , E → ABC , F → CD , CD → BEF},A)</text:p>
      <text:p text:style-name="P13"><text:tab/>={A,C,D}</text:p>
      <text:p text:style-name="P13"><text:tab/>Also ist B rechts nicht Überflüssig</text:p>
      <text:p text:style-name="P13"><text:tab/><text:span text:style-name="T8">Selbe für B</text:span></text:p>
      <text:p text:style-name="P13">C → DA : <text:span text:style-name="T8">Überprüfe D trivial</text:span></text:p>
      <text:p text:style-name="P13"><text:tab/><text:span text:style-name="T8">Überprüfe A trivial</text:span></text:p>
      <text:p text:style-name="P14">E → ABC : Überprüfe A. </text:p>
      <text:p text:style-name="P14"><text:tab/>AttrHülle({<text:span text:style-name="T7">A → C , C → DA , E → BC , F → CD , CD → BEF</text:span>},E) </text:p>
      <text:p text:style-name="P14"><text:tab/>= {A,B,C,D}</text:p>
      <text:p text:style-name="P14"><text:tab/>Also ist A auf der rechten Siete Überflüssig. Also E → BC</text:p>
      <text:p text:style-name="P14"><text:tab/>Überprüfe B </text:p>
      <text:p text:style-name="P14"><text:tab/>AttrHülle({<text:span text:style-name="T7">A → C , C → DA , E → C , F → CD , CD → BEF</text:span>},E) </text:p>
      <text:p text:style-name="P14"><text:tab/>= {A,B,C,D}</text:p>
      <text:p text:style-name="P14"><text:tab/><text:span text:style-name="T10">Also ist B auf der rechten Seite Überflüssig. Also E → C</text:span></text:p>
      <text:p text:style-name="P14">// Selbes Verfahren für erst B dann C </text:p>
      <text:p text:style-name="P14"/>
      <text:p text:style-name="P15">F → CD Überprüfe C. </text:p>
      <text:p text:style-name="P15"><text:tab/>Überprüfe D</text:p>
      <text:p text:style-name="P15"><text:tab/>AttrHülle({<text:span text:style-name="T7">A → C , C → DA , E → C , F → CD , CD → BEF</text:span>},<text:span text:style-name="T9">F</text:span>) </text:p>
      <text:p text:style-name="P15"><text:tab/><text:span text:style-name="T9">= {A,B,C,D}</text:span></text:p>
      <text:p text:style-name="P15"><text:tab/><text:span text:style-name="T10">Also ist </text:span><text:span text:style-name="T11">D</text:span><text:span text:style-name="T10"> auf der rechten Seite Überflüssig. Also </text:span><text:span text:style-name="T11">F → C</text:span></text:p>
      <text:p text:style-name="P14">CD → BEF Überprüfe B . </text:p>
      <text:p text:style-name="P14"><text:tab/>Überprüfe E. </text:p>
      <text:p text:style-name="P14"><text:tab/>Überprüfe F.</text:p>
      <text:p text:style-name="P14"><text:tab/></text:p>
      <text:p text:style-name="P14">3. Entferne alpha → leere Menge</text:p>
      <text:p text:style-name="P14"><text:tab/>Hier gibt es nichts zu tun.</text:p>
      <text:p text:style-name="P14">4. Vereinigen:</text:p>
      <text:p text:style-name="P14"><text:tab/>Hier gibt es nichts zu t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3:44:30.988000000</meta:creation-date>
    <dc:date>2015-06-01T19:05:47.297000000</dc:date>
    <meta:editing-duration>PT10M18S</meta:editing-duration>
    <meta:editing-cycles>5</meta:editing-cycles>
    <meta:generator>LibreOffice/4.2.2.1$Windows_x86 LibreOffice_project/3be8cda0bddd8e430d8cda1ebfd581265cca5a0f</meta:generator>
    <meta:document-statistic meta:table-count="0" meta:image-count="0" meta:object-count="0" meta:page-count="2" meta:paragraph-count="72" meta:word-count="576" meta:character-count="2607" meta:non-whitespace-character-count="2048"/>
  </office:meta>
</office:document-meta>
</file>